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38e2" officeooo:paragraph-rsid="000938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nes</text:p>
      <text:p text:style-name="P1">martes </text:p>
      <text:p text:style-name="P1">miércoles</text:p>
      <text:p text:style-name="P1">jueves </text:p>
      <text:p text:style-name="P1">viernes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2:46:37.842267991</meta:creation-date>
    <dc:date>2020-01-17T12:47:49.339200378</dc:date>
    <meta:editing-duration>PT1M14S</meta:editing-duration>
    <meta:editing-cycles>1</meta:editing-cycles>
    <meta:document-statistic meta:table-count="0" meta:image-count="0" meta:object-count="0" meta:page-count="1" meta:paragraph-count="6" meta:word-count="5" meta:character-count="36" meta:non-whitespace-character-count="33"/>
    <meta:generator>LibreOffice/6.0.7.3$Linux_X86_64 LibreOffice_project/00m0$Build-3</meta:generator>
  </office:meta>
</office:document-meta>
</file>